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652cm" svg:y="1.113cm">
          <text:p text:style-name="P1"><text:span text:style-name="T1">jettyStar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83cm" svg:y="2.764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748cm" svg:y1="1.875cm" svg:x2="3.749cm" svg:y2="2.764cm" draw:start-shape="id1" draw:start-glue-point="6" draw:end-shape="id2" draw:end-glue-point="4" svg:d="m3748 1875 1 889" svg:viewBox="0 0 2 890">
          <text:p/>
        </draw:connector>
        <draw:custom-shape draw:style-name="gr1" draw:text-style-name="P3" xml:id="id3" draw:id="id3" draw:layer="layout" svg:width="3.26cm" svg:height="0.82cm" svg:x="5.885cm" svg:y="4.357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668cm" svg:y1="3.526cm" svg:x2="7.515cm" svg:y2="4.357cm" draw:start-shape="id2" draw:start-glue-point="7" draw:end-shape="id3" draw:end-glue-point="4" svg:d="m5668 3526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749cm" svg:y1="4.287cm" svg:x2="3.711cm" svg:y2="6.447cm" draw:start-shape="id2" draw:start-glue-point="6" draw:end-shape="id4" draw:end-glue-point="4" svg:d="m3749 4287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515cm" svg:y1="5.177cm" svg:x2="3.711cm" svg:y2="6.447cm" draw:start-shape="id3" draw:start-glue-point="6" draw:end-shape="id4" draw:end-glue-point="4" svg:d="m7515 5177v636h-3804v634" svg:viewBox="0 0 3805 1271">
          <text:p/>
        </draw:connector>
        <draw:custom-shape draw:style-name="gr1" draw:text-style-name="P3" xml:id="id4" draw:id="id4" draw:layer="layout" svg:width="4.773cm" svg:height="1.054cm" svg:x="1.324cm" svg:y="6.447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711cm" svg:y1="7.501cm" svg:x2="10.923cm" svg:y2="8.136cm" draw:start-shape="id4" draw:start-glue-point="6" draw:end-shape="id5" draw:end-glue-point="3" svg:d="m3711 7501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8" draw:id="id8" draw:layer="layout" svg:width="4.064cm" svg:height="1.171cm" svg:x="10.923cm" svg:y="11.918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711cm" svg:y1="7.501cm" svg:x2="3.748cm" svg:y2="9.11cm" draw:start-shape="id4" draw:start-glue-point="6" draw:end-shape="id6" draw:end-glue-point="4" svg:d="m3711 7501 37 1609" svg:viewBox="0 0 38 1610">
          <text:p/>
        </draw:connector>
        <draw:custom-shape draw:style-name="gr1" draw:text-style-name="P3" xml:id="id6" draw:id="id6" draw:layer="layout" svg:width="3.937cm" svg:height="1.171cm" svg:x="1.779cm" svg:y="9.11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4cm" svg:height="0.762cm" svg:x="10.923cm" svg:y="7.755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955cm" svg:y1="8.517cm" svg:x2="12.959cm" svg:y2="9.787cm" draw:start-shape="id5" draw:start-glue-point="6" draw:end-shape="id7" draw:end-glue-point="4" svg:d="m12955 8517 4 1270" svg:viewBox="0 0 5 1271">
          <text:p/>
        </draw:connector>
        <draw:custom-shape draw:style-name="gr5" draw:text-style-name="P3" xml:id="id9" draw:id="id9" draw:layer="layout" svg:width="4.826cm" svg:height="1.397cm" svg:x="10.542cm" svg:y="14.359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955cm" svg:y1="13.089cm" svg:x2="12.955cm" svg:y2="14.359cm" draw:start-shape="id8" draw:end-shape="id9" draw:end-glue-point="4" svg:d="m12955 13089v1270" svg:viewBox="0 0 1 1271">
          <text:p/>
        </draw:connector>
        <draw:custom-shape draw:style-name="gr1" draw:text-style-name="P2" xml:id="id12" draw:id="id12" draw:layer="layout" svg:width="5.334cm" svg:height="1.284cm" svg:x="1.144cm" svg:y="20.544cm">
          <text:p text:style-name="P1"><text:span text:style-name="T1">jettyStart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923cm" svg:y1="12.503cm" svg:x2="5.716cm" svg:y2="9.696cm" draw:start-shape="id8" draw:end-shape="id6" draw:end-glue-point="7" svg:d="m10923 12503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0" draw:id="id10" draw:layer="layout" svg:width="3.81cm" svg:height="0.762cm" svg:x="11.05cm" svg:y="17.153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955cm" svg:y1="15.756cm" svg:x2="12.955cm" svg:y2="17.153cm" draw:start-shape="id9" draw:end-shape="id10" draw:end-glue-point="0" svg:d="m12955 15756v1397" svg:viewBox="0 0 1 1398">
          <text:p/>
        </draw:connector>
        <draw:custom-shape draw:style-name="gr1" draw:text-style-name="P3" xml:id="id11" draw:id="id11" draw:layer="layout" svg:width="3.81cm" svg:height="1.171cm" svg:x="1.906cm" svg:y="17.52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1.05cm" svg:y1="17.534cm" svg:x2="5.716cm" svg:y2="18.105cm" draw:start-shape="id10" draw:start-glue-point="5" draw:end-shape="id11" svg:d="m11050 17534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811cm" svg:y1="18.691cm" svg:x2="3.811cm" svg:y2="20.544cm" draw:start-shape="id11" draw:start-glue-point="6" draw:end-shape="id12" draw:end-glue-point="4" svg:d="m3811 18691v1853" svg:viewBox="0 0 1 1854">
          <text:p/>
        </draw:connector>
        <draw:custom-shape draw:style-name="gr5" draw:text-style-name="P3" xml:id="id7" draw:id="id7" draw:layer="layout" svg:width="4.326cm" svg:height="0.889cm" svg:x="10.796cm" svg:y="9.787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959cm" svg:y1="10.676cm" svg:x2="12.955cm" svg:y2="11.918cm" draw:start-shape="id7" draw:end-shape="id8" svg:d="m12959 10676-4 1242" svg:viewBox="0 0 5 1243">
          <text:p/>
        </draw:connector>
        <draw:connector draw:style-name="gr3" draw:text-style-name="P8" draw:layer="layout" draw:type="line" svg:x1="3.747cm" svg:y1="10.281cm" svg:x2="3.811cm" svg:y2="17.52cm" draw:start-shape="id6" draw:end-shape="id11" draw:end-glue-point="4" svg:d="m3747 10281 64 7239" svg:viewBox="0 0 65 7240">
          <text:p text:style-name="P1"><text:span text:style-name="T4"><text:s text:c="27"/></text:span></text:p>
        </draw:connector>
        <draw:custom-shape draw:style-name="gr6" draw:text-style-name="P8" xml:id="id13" draw:id="id13" draw:layer="layout" svg:width="3.81cm" svg:height="1.524cm" svg:x="12.32cm" svg:y="19.147cm">
          <text:p text:style-name="P1"><text:span text:style-name="T4">gradle jetty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6.13cm" svg:y1="19.909cm" svg:x2="15.368cm" svg:y2="15.058cm" draw:start-shape="id13" draw:end-shape="id9" draw:end-glue-point="7" svg:d="m16130 19909c753 0 1134-4851-762-4851" svg:viewBox="0 0 1381 4852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1:02:23.136750344</dc:date>
    <dc:creator>Andrey Hihlovskiy</dc:creator>
    <meta:editing-duration>PT3H6M17S</meta:editing-duration>
    <meta:editing-cycles>60</meta:editing-cycles>
    <meta:generator>LibreOffice/4.1.3.2$Linux_X86_64 LibreOffice_project/410m0$Build-2</meta:generator>
    <meta:document-statistic meta:object-count="28"/>
  </office:meta>
</office:document-meta>
</file>